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f078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f6207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58448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rsid="0023fb3a" officeooo:paragraph-rsid="00478031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78031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7d6cf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96412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5204c3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b890b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f3b1f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f591d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135a0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23f97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2bb55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96412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984df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5204c3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rsid="00226033" officeooo:paragraph-rsid="00496412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496412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5204c3" style:font-size-asian="12pt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496412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5204c3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6bcc7" officeooo:paragraph-rsid="005204c3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496412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5204c3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3a04" officeooo:paragraph-rsid="00496412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d54f" officeooo:paragraph-rsid="00496412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60e85" officeooo:paragraph-rsid="00496412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26033" officeooo:paragraph-rsid="00496412" style:font-name-asian="Times New Roman1" style:font-size-asian="12pt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5a3a6" officeooo:paragraph-rsid="005204c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9ccc0" officeooo:paragraph-rsid="005204c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d1f55" officeooo:paragraph-rsid="005204c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45be7" officeooo:paragraph-rsid="00496412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226033" officeooo:paragraph-rsid="00496412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officeooo:paragraph-rsid="00442cec" style:font-size-asian="12pt" style:font-size-complex="12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ize="12pt" officeooo:paragraph-rsid="005174bf" style:font-size-asian="12pt" style:font-size-complex="12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text-line-through-style="none" style:text-line-through-type="none" style:text-position="0% 100%" style:font-name="Times New Roman" fo:font-size="12pt" fo:language="uk" fo:country="UA" officeooo:rsid="0019ccc0" officeooo:paragraph-rsid="00496412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officeooo:paragraph-rsid="00496412" style:font-size-asian="12pt" style:font-size-complex="12pt" style:language-complex="ar" style:country-complex="SA" loext:padding="0in" loext:border="none"/>
    </style:style>
    <style:style style:name="P4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officeooo:paragraph-rsid="005204c3" style:font-size-asian="12pt" style:font-size-complex="12pt" style:language-complex="ar" style:country-complex="SA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496412" style:font-size-asian="12pt" style:font-size-complex="12pt" style:language-complex="ar" style:country-complex="SA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officeooo:rsid="001d1f55" officeooo:paragraph-rsid="005204c3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officeooo:paragraph-rsid="004f7fcb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officeooo:rsid="00260e85" officeooo:paragraph-rsid="004f7fcb" style:font-name-asian="Symbol1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officeooo:paragraph-rsid="00392ceb" style:font-size-asian="12pt" style:font-name-complex="Times New Roman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392ceb" style:font-size-asian="12pt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525d3d" style:font-size-asian="12pt" style:font-size-complex="12pt" style:language-complex="ar" style:country-complex="SA"/>
    </style:style>
    <style:style style:name="P5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392ceb" style:font-size-asian="12pt" style:font-name-complex="Times New Roman" style:font-size-complex="12pt" style:language-complex="ar" style:country-complex="SA"/>
    </style:style>
    <style:style style:name="P58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4135a0" style:font-name-complex="Times New Roman"/>
    </style:style>
    <style:style style:name="T5" style:family="text">
      <style:text-properties style:text-position="sub 58%" style:font-name="Times New Roman" fo:language="uk" fo:country="UA" officeooo:rsid="00442cec" style:font-name-complex="Times New Roman" style:language-complex="ar" style:country-complex="SA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super 58%" style:font-name="Times New Roman" fo:language="uk" fo:country="UA" officeooo:rsid="00442cec" style:font-name-complex="Times New Roman" style:language-complex="ar" style:country-complex="SA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5204c3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52284" style:font-name-asian="Symbol" style:font-name-complex="Symbol"/>
    </style:style>
    <style:style style:name="T20" style:family="text">
      <style:text-properties style:font-name-asian="Symbo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03347c" style:font-name-asian="Symbol" style:font-name-complex="Symbol"/>
    </style:style>
    <style:style style:name="T23" style:family="text">
      <style:text-properties officeooo:rsid="00020fd0" style:font-name-asian="Symbol" style:font-name-complex="Symbol"/>
    </style:style>
    <style:style style:name="T24" style:family="text">
      <style:text-properties officeooo:rsid="00067e84" style:font-name-asian="Symbol" style:font-name-complex="Symbol"/>
    </style:style>
    <style:style style:name="T25" style:family="text">
      <style:text-properties officeooo:rsid="00067e84" style:font-name-asian="Symbol" style:font-name-complex="Times New Roman"/>
    </style:style>
    <style:style style:name="T26" style:family="text">
      <style:text-properties style:font-name-asian="Symbol1"/>
    </style:style>
    <style:style style:name="T27" style:family="text">
      <style:text-properties style:font-name-asian="Symbol1" style:font-name-complex="Times New Roman"/>
    </style:style>
    <style:style style:name="T28" style:family="text">
      <style:text-properties officeooo:rsid="00133909"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officeooo:rsid="00113f11" style:font-name-asian="Symbol1" style:font-name-complex="Symbol1"/>
    </style:style>
    <style:style style:name="T31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="Times New Roman" fo:language="uk" fo:country="UA" officeooo:rsid="005204c3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style:font-name-asian="Symbol1"/>
    </style:style>
    <style:style style:name="T36" style:family="text">
      <style:text-properties style:use-window-font-color="true" style:text-position="0% 100%" officeooo:rsid="0019ccc0" style:font-name-asian="Symbol1" style:font-name-complex="Times New Roman"/>
    </style:style>
    <style:style style:name="T37" style:family="text">
      <style:text-properties style:use-window-font-color="true" style:text-position="0% 100%" officeooo:rsid="001bb99b" style:font-name-asian="Symbol1" style:font-name-complex="Times New Roman"/>
    </style:style>
    <style:style style:name="T38" style:family="text">
      <style:text-properties style:use-window-font-color="true" style:text-position="0% 100%" officeooo:rsid="001d1f55" style:font-name-asian="Symbol1" style:font-name-complex="Times New Roman"/>
    </style:style>
    <style:style style:name="T39" style:family="text">
      <style:text-properties style:use-window-font-color="true" style:text-position="0% 100%" officeooo:rsid="001e28a3" style:font-name-asian="Symbol1" style:font-name-complex="Times New Roman"/>
    </style:style>
    <style:style style:name="T40" style:family="text">
      <style:text-properties style:use-window-font-color="true" style:text-position="0% 100%" officeooo:rsid="001f6207" style:font-name-asian="Symbol1" style:font-name-complex="Times New Roman"/>
    </style:style>
    <style:style style:name="T41" style:family="text">
      <style:text-properties style:use-window-font-color="true" style:text-position="0% 100%" officeooo:rsid="00209f49" style:font-name-asian="Symbol1" style:font-name-complex="Times New Roman"/>
    </style:style>
    <style:style style:name="T42" style:family="text">
      <style:text-properties style:use-window-font-color="true" style:text-position="0% 100%" officeooo:rsid="00213a04" style:font-name-asian="Symbol1" style:font-name-complex="Times New Roman"/>
    </style:style>
    <style:style style:name="T43" style:family="text">
      <style:text-properties style:use-window-font-color="true" style:text-position="0% 100%" officeooo:rsid="0021d54f" style:font-name-asian="Symbol1" style:font-name-complex="Times New Roman"/>
    </style:style>
    <style:style style:name="T44" style:family="text">
      <style:text-properties style:use-window-font-color="true" style:text-position="0% 100%" officeooo:rsid="005204c3" style:font-name-asian="Symbol1" style:font-name-complex="Times New Roman"/>
    </style:style>
    <style:style style:name="T45" style:family="text">
      <style:text-properties style:use-window-font-color="true" style:text-position="0% 100%" officeooo:rsid="001bb99b" style:font-name-asian="Symbol1"/>
    </style:style>
    <style:style style:name="T46" style:family="text">
      <style:text-properties style:use-window-font-color="true" style:text-position="0% 100%" officeooo:rsid="00152ee4" style:font-name-asian="Symbol1"/>
    </style:style>
    <style:style style:name="T47" style:family="text">
      <style:text-properties style:use-window-font-color="true" style:text-position="0% 100%" officeooo:rsid="0015a3a6" style:font-name-asian="Symbol1"/>
    </style:style>
    <style:style style:name="T48" style:family="text">
      <style:text-properties style:use-window-font-color="true" style:text-position="0% 100%" officeooo:rsid="001bb99b" style:font-name-asian="Symbol" style:font-name-complex="Symbol"/>
    </style:style>
    <style:style style:name="T49" style:family="text">
      <style:text-properties style:use-window-font-color="true" style:text-position="0% 100%" officeooo:rsid="001d1f55" style:font-name-asian="Symbol" style:font-name-complex="Symbol"/>
    </style:style>
    <style:style style:name="T50" style:family="text">
      <style:text-properties style:use-window-font-color="true" style:text-position="0% 100%" officeooo:rsid="00209f49" style:font-name-asian="Symbol" style:font-name-complex="Symbol"/>
    </style:style>
    <style:style style:name="T51" style:family="text">
      <style:text-properties style:use-window-font-color="true" style:text-position="0% 100%" officeooo:rsid="001f6207" style:font-name-asian="Calibri" style:font-name-complex="Times New Roman"/>
    </style:style>
    <style:style style:name="T52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6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7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5204c3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1" style:family="text">
      <style:text-properties style:use-window-font-color="true" style:text-position="0% 100%" style:font-name-asian="Times New Roman1" style:font-name-complex="Times New Roman1"/>
    </style:style>
    <style:style style:name="T72" style:family="text">
      <style:text-properties style:use-window-font-color="true" style:text-position="0% 100%" officeooo:rsid="00226033" style:font-name-asian="Times New Roman1" style:font-name-complex="Times New Roman1"/>
    </style:style>
    <style:style style:name="T73" style:family="text">
      <style:text-properties style:use-window-font-color="true" style:text-position="0% 100%" officeooo:rsid="0023fb3a" style:font-name-asian="Times New Roman1" style:font-name-complex="Times New Roman1"/>
    </style:style>
    <style:style style:name="T74" style:family="text">
      <style:text-properties style:use-window-font-color="true" style:text-position="0% 100%" officeooo:rsid="00259524" style:font-name-asian="Times New Roman1" style:font-name-complex="Times New Roman1"/>
    </style:style>
    <style:style style:name="T75" style:family="text">
      <style:text-properties style:use-window-font-color="true" style:text-position="sub 58%" officeooo:rsid="001bb99b" style:font-name-asian="Symbol1" style:font-name-complex="Times New Roman"/>
    </style:style>
    <style:style style:name="T76" style:family="text">
      <style:text-properties style:use-window-font-color="true" style:text-position="sub 58%" officeooo:rsid="001d1f55" style:font-name-asian="Symbol1" style:font-name-complex="Times New Roman"/>
    </style:style>
    <style:style style:name="T77" style:family="text">
      <style:text-properties style:use-window-font-color="true" style:text-position="sub 58%" officeooo:rsid="001f6207" style:font-name-asian="Symbol1" style:font-name-complex="Times New Roman"/>
    </style:style>
    <style:style style:name="T78" style:family="text">
      <style:text-properties style:use-window-font-color="true" style:text-position="sub 58%" officeooo:rsid="001bb99b" style:font-name-asian="Symbol1"/>
    </style:style>
    <style:style style:name="T79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per 58%" officeooo:rsid="001d1f55" style:font-name-asian="Symbol1" style:font-name-complex="Times New Roman"/>
    </style:style>
    <style:style style:name="T83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85" style:family="text">
      <style:text-properties style:use-window-font-color="true" officeooo:rsid="00113f11" style:font-name-asian="Calibri" style:font-name-complex="Times New Roman"/>
    </style:style>
    <style:style style:name="T86" style:family="text">
      <style:text-properties style:use-window-font-color="true" officeooo:rsid="005204c3" style:font-name-asian="Calibri" style:font-name-complex="Times New Roman"/>
    </style:style>
    <style:style style:name="T87" style:family="text">
      <style:text-properties style:use-window-font-color="true" style:font-name="Times New Roman" fo:language="uk" fo:country="UA" officeooo:rsid="00442cec" style:font-name-asian="Calibri" style:font-name-complex="Times New Roman" style:language-complex="ar" style:country-complex="SA"/>
    </style:style>
    <style:style style:name="T88" style:family="text">
      <style:text-properties style:use-window-font-color="true" style:font-name="Times New Roman" fo:language="uk" fo:country="UA" style:text-underline-style="none" officeooo:rsid="0044262f" style:font-name-asian="Calibri" style:font-name-complex="Times New Roman" style:language-complex="ar" style:country-complex="SA"/>
    </style:style>
    <style:style style:name="T89" style:family="text">
      <style:text-properties fo:font-variant="normal" fo:text-transform="none" fo:letter-spacing="normal" fo:font-style="normal" fo:font-weight="normal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4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6" style:family="text">
      <style:text-properties fo:font-variant="normal" fo:text-transform="none" fo:letter-spacing="normal" fo:font-style="normal" fo:font-weight="normal" officeooo:rsid="005204c3" style:font-name-complex="Times New Roman" loext:padding="0in" loext:border="none"/>
    </style:style>
    <style:style style:name="T97" style:family="text">
      <style:text-properties fo:font-variant="normal" fo:text-transform="none" fo:letter-spacing="normal" fo:font-style="normal" fo:font-weight="normal" officeooo:rsid="0033feb7" loext:padding="0in" loext:border="none"/>
    </style:style>
    <style:style style:name="T98" style:family="text">
      <style:text-properties fo:font-variant="normal" fo:text-transform="none" fo:letter-spacing="normal" fo:font-style="normal" fo:font-weight="normal" officeooo:rsid="005204c3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4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5" style:family="text">
      <style:text-properties fo:font-variant="normal" fo:text-transform="none" style:text-position="0% 100%" fo:letter-spacing="normal" fo:font-style="normal" fo:font-weight="normal" officeooo:rsid="005204c3" style:font-name-asian="Symbol1" style:font-name-complex="Times New Roman" loext:padding="0in" loext:border="none"/>
    </style:style>
    <style:style style:name="T106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7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5204c3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23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4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5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6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7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8" style:family="text">
      <style:text-properties style:font-name-complex="Times New Roman"/>
    </style:style>
    <style:style style:name="T129" style:family="text">
      <style:text-properties officeooo:rsid="00020fd0" style:font-name-complex="Times New Roman"/>
    </style:style>
    <style:style style:name="T130" style:family="text">
      <style:text-properties officeooo:rsid="00067e84" style:font-name-complex="Times New Roman"/>
    </style:style>
    <style:style style:name="T131" style:family="text">
      <style:text-properties officeooo:rsid="003afaaf" style:font-name-complex="Times New Roman"/>
    </style:style>
    <style:style style:name="T132" style:family="text">
      <style:text-properties officeooo:rsid="0044822e" style:font-name-complex="Times New Roman"/>
    </style:style>
    <style:style style:name="T133" style:family="text">
      <style:text-properties officeooo:rsid="003b890b" style:font-name-complex="Times New Roman"/>
    </style:style>
    <style:style style:name="T134" style:family="text">
      <style:text-properties officeooo:rsid="00340d8c" style:font-name-complex="Times New Roman"/>
    </style:style>
    <style:style style:name="T135" style:family="text">
      <style:text-properties officeooo:rsid="00113f11" style:font-name-complex="Times New Roman"/>
    </style:style>
    <style:style style:name="T136" style:family="text">
      <style:text-properties officeooo:rsid="004b66d4" style:font-name-complex="Times New Roman"/>
    </style:style>
    <style:style style:name="T137" style:family="text">
      <style:text-properties officeooo:rsid="0003347c" style:font-name-asian="Symbola" style:font-name-complex="Symbola"/>
    </style:style>
    <style:style style:name="T138" style:family="text">
      <style:text-properties officeooo:rsid="0004d113" style:font-name-asian="Symbola" style:font-name-complex="Symbola"/>
    </style:style>
    <style:style style:name="T139" style:family="text">
      <style:text-properties officeooo:rsid="00067e84" style:font-name-asian="Symbola" style:font-name-complex="Symbola"/>
    </style:style>
    <style:style style:name="T140" style:family="text">
      <style:text-properties officeooo:rsid="0006f533" style:font-name-asian="Symbola" style:font-name-complex="Symbola"/>
    </style:style>
    <style:style style:name="T141" style:family="text">
      <style:text-properties officeooo:rsid="0006f533" style:font-name-asian="Times New Roman1" style:font-name-complex="Times New Roman1"/>
    </style:style>
    <style:style style:name="T142" style:family="text">
      <style:text-properties style:text-line-through-style="none" style:text-line-through-type="none" style:font-name-complex="Times New Roman"/>
    </style:style>
    <style:style style:name="T143" style:family="text">
      <style:text-properties style:text-line-through-style="none" style:text-line-through-type="none" style:font-name-asian="Symbol" style:font-name-complex="Symbol"/>
    </style:style>
    <style:style style:name="T144" style:family="text">
      <style:text-properties officeooo:rsid="002d1800"/>
    </style:style>
    <style:style style:name="T145" style:family="text">
      <style:text-properties officeooo:rsid="000d5c2d"/>
    </style:style>
    <style:style style:name="T146" style:family="text">
      <style:text-properties style:font-name="Times New Roman" fo:language="uk" fo:country="UA" style:font-name-complex="Times New Roman" style:language-complex="ar" style:country-complex="SA"/>
    </style:style>
    <style:style style:name="T147" style:family="text">
      <style:text-properties style:font-name="Times New Roman" fo:language="uk" fo:country="UA" officeooo:rsid="00442cec" style:font-name-complex="Times New Roman" style:language-complex="ar" style:country-complex="SA"/>
    </style:style>
    <style:style style:name="T148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49" style:family="text">
      <style:text-properties style:font-name="Times New Roman" fo:language="uk" fo:country="UA" style:text-underline-style="none" style:font-name-complex="Times New Roman" style:language-complex="ar" style:country-complex="SA"/>
    </style:style>
    <style:style style:name="T150" style:family="text">
      <style:text-properties officeooo:rsid="00458448"/>
    </style:style>
    <style:style style:name="T151" style:family="text">
      <style:text-properties officeooo:rsid="003c096d"/>
    </style:style>
    <style:style style:name="T152" style:family="text">
      <style:text-properties officeooo:rsid="005204c3"/>
    </style:style>
    <style:style style:name="T153" style:family="text">
      <style:text-properties officeooo:rsid="00523d7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Варіант №<text:span text:style-name="T153">21</text:span></text:p>
      <text:p text:style-name="P7"/>
      <text:p text:style-name="P7">1) Які з наведених співвідношень є <text:span text:style-name="T144">не</text:span>правильними?</text:p>
      <text:list xml:id="list1342020166" text:style-name="L1">
        <text:list-item>
          <text:p text:style-name="P54"><text:span text:style-name="T20">{</text:span><text:span text:style-name="T21">⊘</text:span><text:span text:style-name="T20">}</text:span><text:span text:style-name="T21">∈</text:span>{<text:span text:style-name="T21">⊘</text:span>, 1, {2}};</text:p>
        </text:list-item>
        <text:list-item>
          <text:p text:style-name="P54">|⊘| = 0;</text:p>
        </text:list-item>
        <text:list-item>
          <text:p text:style-name="P54">{1, {2}}<text:span text:style-name="T145">=</text:span>{<text:span text:style-name="T21">⊘</text:span>, 1, {2}};</text:p>
        </text:list-item>
        <text:list-item>
          <text:p text:style-name="P55"><text:span text:style-name="T142">1</text:span><text:span text:style-name="T143">⊆</text:span><text:span text:style-name="T142">{1, {2}}</text:span><text:span text:style-name="T128">; <text:s/></text:span></text:p>
        </text:list-item>
        <text:list-item>
          <text:p text:style-name="P55"><text:span text:style-name="T128">{2}</text:span><text:span text:style-name="T21">∈</text:span><text:span text:style-name="T128">{1, {2}}; <text:s/></text:span></text:p>
        </text:list-item>
        <text:list-item>
          <text:p text:style-name="P55"><text:span text:style-name="T128">{1}</text:span><text:span text:style-name="T21">⊆</text:span><text:span text:style-name="T128">{1, {2}};</text:span></text:p>
        </text:list-item>
        <text:list-item>
          <text:p text:style-name="P55"><text:span text:style-name="T128">{</text:span><text:span text:style-name="T21">⊘</text:span><text:span text:style-name="T128">}</text:span><text:span text:style-name="T21">∈</text:span><text:span text:style-name="T128">{1, {2}};</text:span></text:p>
        </text:list-item>
        <text:list-item>
          <text:p text:style-name="P55"><text:span text:style-name="T137">⊘</text:span><text:span text:style-name="T21">⊆</text:span><text:span text:style-name="T128">{1, {2}};</text:span></text:p>
        </text:list-item>
        <text:list-item>
          <text:p text:style-name="P55"><text:span text:style-name="T128">{1}</text:span><text:span text:style-name="T21">∈</text:span><text:span text:style-name="T128">{1, {2}}; <text:s/></text:span></text:p>
        </text:list-item>
        <text:list-item>
          <text:p text:style-name="P54"><text:span text:style-name="T21">⊘∈</text:span>{1, {2}};</text:p>
        </text:list-item>
        <text:list-item>
          <text:p text:style-name="P57">{1, 2, 3} = {1, 3, 2}; </text:p>
        </text:list-item>
        <text:list-item>
          <text:p text:style-name="P55"><text:span text:style-name="T128">{</text:span><text:span text:style-name="T21">⊘</text:span><text:span text:style-name="T128">}</text:span><text:span text:style-name="T21">⊆</text:span><text:span text:style-name="T128">{1, {2}}; <text:s/></text:span></text:p>
          <text:p text:style-name="P58"/>
        </text:list-item>
      </text:list>
      <text:p text:style-name="P14"><text:span text:style-name="T128">2) Для заданої множини A = {</text:span><text:span text:style-name="T21">⊘</text:span><text:span text:style-name="T128">, {</text:span><text:span text:style-name="T131">a</text:span><text:span text:style-name="T128">, </text:span><text:span text:style-name="T131">c</text:span><text:span text:style-name="T128">}} побудувати булеан </text:span><text:span text:style-name="T22">β</text:span><text:span text:style-name="T128">(A) множини A.</text:span></text:p>
      <text:p text:style-name="P2"/>
      <text:p text:style-name="P15"><text:span text:style-name="T128">3) Нехай A={1, </text:span><text:span text:style-name="T133">2</text:span><text:span text:style-name="T128">, </text:span><text:span text:style-name="T133">3</text:span><text:span text:style-name="T128">, </text:span><text:span text:style-name="T133">5</text:span><text:span text:style-name="T128">}, B={</text:span><text:span text:style-name="T133">2</text:span><text:span text:style-name="T128">, </text:span><text:span text:style-name="T133">5</text:span><text:span text:style-name="T128">, 7}. Знайти A</text:span><text:span text:style-name="T138">⋂</text:span><text:span text:style-name="T128">B, A</text:span><text:span text:style-name="T138">⋃</text:span><text:span text:style-name="T128">B, В\А, A\B, A</text:span><text:span text:style-name="T138">∇</text:span><text:span text:style-name="T128">B, де </text:span><text:span text:style-name="T21">∇</text:span><text:span text:style-name="T128"> - симетрична різниця.</text:span></text:p>
      <text:p text:style-name="P1"/>
      <text:p text:style-name="P18"><text:span text:style-name="T128">4) Довести, що A</text:span><text:span text:style-name="T21">⊆</text:span><text:span text:style-name="T128">C </text:span><text:span text:style-name="T132">тоді й тільки тоді, коли</text:span><text:span text:style-name="T128"> </text:span><text:span text:style-name="T21">β</text:span><text:span text:style-name="T128">(A) </text:span><text:span text:style-name="T21">⊆</text:span><text:span text:style-name="T128"> </text:span><text:span text:style-name="T21">β</text:span><text:span text:style-name="T128">(C), де </text:span><text:span text:style-name="T21">β</text:span><text:span text:style-name="T128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9"><text:span text:style-name="T128">(а) A </text:span><text:span text:style-name="T21">⋂ </text:span><text:span text:style-name="T128">(А </text:span><text:span text:style-name="T21">⋃ </text:span><text:span text:style-name="T128">В) = А; <text:s/></text:span></text:p>
      <text:p text:style-name="P56"><text:span text:style-name="T130">(</text:span><text:span text:style-name="T134">б</text:span><text:span text:style-name="T130">) <text:s/>(A </text:span><text:span text:style-name="T24">⋂</text:span><text:span text:style-name="T130"> B) ⋃ (А </text:span><text:span text:style-name="T24">⋂ </text:span><text:span text:style-name="T139">⎺</text:span><text:span text:style-name="T130">В) ⋃ (</text:span><text:span text:style-name="T24">⎺</text:span><text:span text:style-name="T130">A </text:span><text:span text:style-name="T24">⋂</text:span><text:span text:style-name="T130"> B) = A </text:span><text:span text:style-name="T25">⋃</text:span><text:span text:style-name="T130"> B, </text:span><text:span text:style-name="T129">де </text:span><text:span text:style-name="T23">⎺Х</text:span><text:span text:style-name="T129"> — </text:span><text:span text:style-name="T130">операція доповнення множини Х.</text:span></text:p>
      <text:p text:style-name="P1"/>
      <text:p text:style-name="P20"><text:span text:style-name="T128">6) Довести, що не можна виразити операцію \ через операції ⋃ та </text:span><text:span text:style-name="T21">⋂</text:span><text:span text:style-name="T128">.</text:span></text:p>
      <text:p text:style-name="P1"/>
      <text:p text:style-name="P3">7) Нехай на множині М = {1, 2, 3, 4} задані відношення:</text:p>
      <text:p text:style-name="P16"><text:span text:style-name="T128">R</text:span><text:span text:style-name="T3">1 </text:span><text:span text:style-name="T128">= {(1, 2), (1, 3), (2, 3), (2, 4), (4, 1), (4, 3)};</text:span></text:p>
      <text:p text:style-name="P16"><text:span text:style-name="T128">R</text:span><text:span text:style-name="T4">2</text:span><text:span text:style-name="T128"> = {(1,2), (1,3), (1,4), (2,1), (3,1), (3, 3), (4, 1)}; </text:span></text:p>
      <text:p text:style-name="P14"><text:span text:style-name="T128">R</text:span><text:span text:style-name="T4">3</text:span><text:span text:style-name="T128"> = {(1, 1), (2, 2), (3, 3), (4, 4), (1, 3), (2, 4), (3, 1), (4, 2)}; </text:span></text:p>
      <text:p text:style-name="P21"><text:span text:style-name="T128">R</text:span><text:span text:style-name="T4">4</text:span><text:span text:style-name="T128"> = {(1, 1), (1, 2), (1, 4), (2, 2), (2, 4), (3, 3), (3, 4), (4, 2), (4, 3), (4, 4)};</text:span></text:p>
      <text:p text:style-name="P21"><text:span text:style-name="T128">R</text:span><text:span text:style-name="T4">5</text:span><text:span text:style-name="T128">={(1,1), (2,2), (3,3), (4,4), (2,3), (2,4), (3,1), (4,1)}; .</text:span></text:p>
      <text:p text:style-name="P4">Визначити, які з цих відношень: </text:p>
      <text:p text:style-name="P4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8">8) Довести, що (A\B)</text:span><text:span text:style-name="T140">⨯</text:span><text:span text:style-name="T128">С=(A</text:span><text:span text:style-name="T21">⨯</text:span><text:span text:style-name="T128">С)\(B</text:span><text:span text:style-name="T21">⨯</text:span><text:span text:style-name="T128">С).</text:span></text:p>
      <text:p text:style-name="P5"/>
      <text:p text:style-name="P17"><text:span text:style-name="T128">9) Для відношень R</text:span><text:span text:style-name="T3">1</text:span><text:span text:style-name="T128"> і R</text:span><text:span text:style-name="T3">2</text:span><text:span text:style-name="T128"> таких, що R</text:span><text:span text:style-name="T3">1</text:span><text:span text:style-name="T21">⊆</text:span><text:span text:style-name="T128">R</text:span><text:span text:style-name="T3">2</text:span><text:span text:style-name="T128"> довести, що R</text:span><text:span text:style-name="T3">1</text:span><text:span text:style-name="T18">○</text:span><text:span text:style-name="T128">Q </text:span><text:span text:style-name="T21">⊆</text:span><text:span text:style-name="T128"> R</text:span><text:span text:style-name="T3">2</text:span><text:span text:style-name="T21">○</text:span><text:span text:style-name="T128">Q, де Q – довільне відношення.</text:span></text:p>
      <text:p text:style-name="P1"/>
      <text:p text:style-name="P14"><text:span text:style-name="T128">10) Довести, що композиція R</text:span><text:span text:style-name="T3">1</text:span><text:span text:style-name="T21">○</text:span><text:span text:style-name="T128">R</text:span><text:span text:style-name="T3">2</text:span><text:span text:style-name="T128"> симетричних відношень R</text:span><text:span text:style-name="T3">1</text:span><text:span text:style-name="T128"> і R</text:span><text:span text:style-name="T3">2</text:span><text:span text:style-name="T128"> буде симетричним відношенням тоді і тільки тоді, коли R</text:span><text:span text:style-name="T3">1</text:span><text:span text:style-name="T21">○</text:span><text:span text:style-name="T128">R</text:span><text:span text:style-name="T3">2</text:span><text:span text:style-name="T128"> = R</text:span><text:span text:style-name="T3">2</text:span><text:span text:style-name="T21">○</text:span><text:span text:style-name="T128">R</text:span><text:span text:style-name="T3">1</text:span><text:span text:style-name="T128">.</text:span></text:p>
      <text:p text:style-name="P1"/>
      <text:p text:style-name="P22"><text:span text:style-name="T128">11) </text:span><text:span text:style-name="T38">В</text:span><text:span text:style-name="T39">ід</text:span><text:span text:style-name="T38">ношення R</text:span><text:span text:style-name="T82">+</text:span><text:span text:style-name="T38"> назива</text:span><text:span text:style-name="T39">є</text:span><text:span text:style-name="T38">ться транзитивн</text:span><text:span text:style-name="T39">и</text:span><text:span text:style-name="T38">м зам</text:span><text:span text:style-name="T39">и</text:span><text:span text:style-name="T38">кан</text:span><text:span text:style-name="T39">н</text:span><text:span text:style-name="T38">ям в</text:span><text:span text:style-name="T39">ід</text:span><text:span text:style-name="T38">ношення </text:span><text:span text:style-name="T39">R</text:span><text:span text:style-name="T38"> на М, якщо </text:span><text:span text:style-name="T39">a</text:span><text:span text:style-name="T38">R</text:span><text:span text:style-name="T82">+</text:span><text:span text:style-name="T39">b</text:span><text:span text:style-name="T38">, </text:span><text:span text:style-name="T39">де </text:span><text:span text:style-name="T38">а, </text:span><text:span text:style-name="T39">b</text:span><text:span text:style-name="T38"> </text:span><text:span text:style-name="T49">∈</text:span><text:span text:style-name="T38">М, тод</text:span><text:span text:style-name="T39">і</text:span><text:span text:style-name="T38"> й т</text:span><text:span text:style-name="T39">іл</text:span><text:span text:style-name="T38">ьки тод</text:span><text:span text:style-name="T39">і</text:span><text:span text:style-name="T38">, коли у множи</text:span><text:span text:style-name="T39">ні</text:span><text:span text:style-name="T38"> М </text:span><text:span text:style-name="T39">існ</text:span><text:span text:style-name="T38">у</text:span><text:span text:style-name="T39">є</text:span><text:span text:style-name="T38"> така посл</text:span><text:span text:style-name="T40">ід</text:span><text:span text:style-name="T38">ов</text:span><text:span text:style-name="T40">ні</text:span><text:span text:style-name="T38">сть елемен</text:span><text:span text:style-name="T40">ті</text:span><text:span text:style-name="T38">в а</text:span><text:span text:style-name="T77">1</text:span><text:span text:style-name="T38">, а</text:span><text:span text:style-name="T76">2</text:span><text:span text:style-name="T38">, ..., а</text:span><text:span text:style-name="T77">k</text:span><text:span text:style-name="T38">, що а</text:span><text:span text:style-name="T77">1</text:span><text:span text:style-name="T38"> = а, а</text:span><text:span text:style-name="T77">k</text:span><text:span text:style-name="T38"> = </text:span><text:span text:style-name="T51">b</text:span><text:span text:style-name="T38"> </text:span><text:span text:style-name="T40">і</text:span><text:span text:style-name="T38"> а</text:span><text:span text:style-name="T77">1</text:span><text:span text:style-name="T38">Rа</text:span><text:span text:style-name="T76">2</text:span><text:span text:style-name="T38">, а</text:span><text:span text:style-name="T77">2</text:span><text:span text:style-name="T38">Rа</text:span><text:span text:style-name="T77">3</text:span><text:span text:style-name="T38">, ..., а</text:span><text:span text:style-name="T77">k-1</text:span><text:span text:style-name="T38">Rа</text:span><text:span text:style-name="T77">k</text:span><text:span text:style-name="T40">. </text:span><text:span text:style-name="T38">Довести, що в</text:span><text:span text:style-name="T40">ід</text:span><text:span text:style-name="T38">ношення R транзитивне тод</text:span><text:span text:style-name="T40">і</text:span><text:span text:style-name="T38"> й т</text:span><text:span text:style-name="T40">іл</text:span><text:span text:style-name="T38">ьки тод</text:span><text:span text:style-name="T40">і</text:span><text:span text:style-name="T38">, коли R</text:span><text:span text:style-name="T82">+</text:span><text:span text:style-name="T38"> = R.</text:span></text:p>
      <text:p text:style-name="P6"/>
      <text:p text:style-name="P23"><text:span text:style-name="T128">12) Довести, якщо f</text:span><text:span text:style-name="T21">⊆</text:span><text:span text:style-name="T128">А</text:span><text:span text:style-name="T21">⨯</text:span><text:span text:style-name="T128">В і g</text:span><text:span text:style-name="T21">⊆</text:span><text:span text:style-name="T128">B</text:span><text:span text:style-name="T21">⨯</text:span><text:span text:style-name="T128">C - сюр’єктивні відношення, то f</text:span><text:span text:style-name="T21">○</text:span><text:span text:style-name="T128">g</text:span><text:span text:style-name="T21">⊆</text:span><text:span text:style-name="T128">А</text:span><text:span text:style-name="T21">⨯</text:span><text:span text:style-name="T128">C також сюр’єктивне.</text:span></text:p>
      <text:p text:style-name="P1"/>
      <text:p text:style-name="P44"><text:span text:style-name="T146">13) Довести, якщо f</text:span><text:span text:style-name="T148">⊆</text:span><text:span text:style-name="T146">А</text:span><text:span text:style-name="T148">⨯</text:span><text:span text:style-name="T146">В </text:span><text:span text:style-name="T87">є</text:span><text:span text:style-name="T146"> всюди визначен</text:span><text:span text:style-name="T147">им</text:span><text:span text:style-name="T146"> відношення</text:span><text:span text:style-name="T147">м тоді й тільки тоді, коли i</text:span><text:span text:style-name="T5">A</text:span><text:span text:style-name="T147">⊆φ◦φ</text:span><text:span text:style-name="T9">-1</text:span><text:span text:style-name="T146">.</text:span></text:p>
      <text:p text:style-name="P1"><text:soft-page-break/></text:p>
      <text:p text:style-name="P8">14) Нехай задані множини A = {a, b, c, d, e} і B = {1, 2, 3, 4, 5} та відношення між ними:</text:p>
      <text:p text:style-name="P8">C1 = {(a, 3), (b, 2), (c, 3), (e, 3)}, <text:s text:c="3"/></text:p>
      <text:p text:style-name="P8">C<text:span text:style-name="T150">2</text:span> = {(a, 2), (a, 3), (b, 1), (c, 4), (c, 5), (d, 1), (e, 2), (e, 4)}, <text:s text:c="3"/></text:p>
      <text:p text:style-name="P8">C<text:span text:style-name="T150">3</text:span> = {(a, 4), (b, 3), (c, 5), (d, 2), (e, 1)}, </text:p>
      <text:p text:style-name="P8">C<text:span text:style-name="T150">4</text:span> = {(a, 2), (b, 3), (c, 4), (d, 1), (e, 5)},</text:p>
      <text:p text:style-name="P8">C<text:span text:style-name="T150">5</text:span> = {(a, 2), (a, 5), (b, 1), (b, 5), (c, 2), (d, 3), (d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10">15) <text:span text:style-name="T72">Довести, що для дов</text:span><text:span text:style-name="T73">іл</text:span><text:span text:style-name="T72">ьного в</text:span><text:span text:style-name="T73">ід</text:span><text:span text:style-name="T72">ношення екв</text:span><text:span text:style-name="T73">і</text:span><text:span text:style-name="T72">валентнос</text:span><text:span text:style-name="T73">ті</text:span><text:span text:style-name="T72"> </text:span><text:span text:style-name="T45">R</text:span><text:span text:style-name="T72"> наведе</text:span><text:span text:style-name="T73">ні</text:span><text:span text:style-name="T72"> твердження р</text:span><text:span text:style-name="T73">і</text:span><text:span text:style-name="T72">вносиль</text:span><text:span text:style-name="T73">ні</text:span><text:span text:style-name="T72">:</text:span></text:p>
      <text:p text:style-name="P9"><text:span text:style-name="T71">(а) (х, у)</text:span><text:span text:style-name="T74">∈</text:span><text:span text:style-name="T45">R; </text:span><text:span text:style-name="T35">(б)</text:span><text:span text:style-name="T45"> [x]</text:span><text:span text:style-name="T78">R</text:span><text:span text:style-name="T45"> </text:span><text:span text:style-name="T48">⋂</text:span><text:span text:style-name="T45"> [y]</text:span><text:span text:style-name="T78">R</text:span><text:span text:style-name="T45"> </text:span><text:span text:style-name="T72">≠</text:span><text:span text:style-name="T45"> </text:span><text:span text:style-name="T48">⊘</text:span><text:span text:style-name="T45">; </text:span><text:span text:style-name="T35">(в) </text:span><text:span text:style-name="T45">[x]</text:span><text:span text:style-name="T78">R</text:span><text:span text:style-name="T45"> = [y]</text:span><text:span text:style-name="T78">R</text:span><text:span text:style-name="T45">.</text:span></text:p>
      <text:p text:style-name="P1"/>
      <text:p text:style-name="P11">16) На множині А = {a, b, c, d} визначити частковий порядок з <text:span text:style-name="T151">одним</text:span> мінімальним і двома максимальним<text:span text:style-name="T151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9"><text:span text:style-name="T128">18) Нехай R і Q – часткові порядки на множині А. Довести, що R</text:span><text:span text:style-name="T21">⋂</text:span><text:span text:style-name="T128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8">23) Нехай А – довільна множина, f: A</text:span><text:span text:style-name="T141">→</text:span><text:span text:style-name="T21">β</text:span><text:span text:style-name="T128">(A) - відображення. Довести, що f(A)</text:span><text:span text:style-name="T141">≠</text:span><text:span text:style-name="T21">β</text:span><text:span text:style-name="T128">(A) і |f(A)|&lt;|</text:span><text:span text:style-name="T21">β</text:span><text:span text:style-name="T128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6">Знайти множини:</text:span></text:p>
      <text:p text:style-name="P24"><text:span text:style-name="T27">(а) {</text:span><text:span text:style-name="T29">⊘</text:span><text:span text:style-name="T27">} </text:span><text:span text:style-name="T29">⋂</text:span><text:span text:style-name="T27"> {</text:span><text:span text:style-name="T29">⊘</text:span><text:span text:style-name="T27">}; <text:s/></text:span></text:p>
      <text:p text:style-name="P24"><text:span text:style-name="T27">(б) {</text:span><text:span text:style-name="T29">⊘</text:span><text:span text:style-name="T27">, {</text:span><text:span text:style-name="T29">⊘</text:span><text:span text:style-name="T27">}} \ </text:span><text:span text:style-name="T29">⊘</text:span><text:span text:style-name="T27">; </text:span></text:p>
      <text:p text:style-name="P24"><text:span text:style-name="T27">(в) </text:span><text:span text:style-name="T29">⊘</text:span><text:span text:style-name="T27"> </text:span><text:span text:style-name="T29">⋂</text:span><text:span text:style-name="T27"> {</text:span><text:span text:style-name="T29">⊘</text:span><text:span text:style-name="T27">}; </text:span></text:p>
      <text:p text:style-name="P12"><text:span text:style-name="T26">(г) {</text:span><text:span text:style-name="T29">⊘</text:span><text:span text:style-name="T26">, {</text:span><text:span text:style-name="T29">⊘</text:span><text:span text:style-name="T26">}} \ {{</text:span><text:span text:style-name="T29">⊘</text:span><text:span text:style-name="T26">}}; </text:span></text:p>
      <text:p text:style-name="P12"><text:span text:style-name="T26">(д) </text:span><text:span text:style-name="T29">⊘</text:span><text:span text:style-name="T26">⋃{</text:span><text:span text:style-name="T29">⊘</text:span><text:span text:style-name="T26">}; </text:span></text:p>
      <text:p text:style-name="P12"><text:span text:style-name="T26">(е) {</text:span><text:span text:style-name="T29">⊘</text:span><text:span text:style-name="T26">, {</text:span><text:span text:style-name="T29">⊘</text:span><text:span text:style-name="T26">}} \ {</text:span><text:span text:style-name="T29">⊘</text:span><text:span text:style-name="T26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6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19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7">|</text:span><text:span text:style-name="T8">А</text:span><text:span text:style-name="T7">|</text:span><text:span text:style-name="T15">, тобто |</text:span><text:span text:style-name="T19">β</text:span><text:span text:style-name="T15">(A)|</text:span><text:span text:style-name="T16">=</text:span><text:span text:style-name="T15">2</text:span><text:span text:style-name="T7">|</text:span><text:span text:style-name="T8">А</text:span><text:span text:style-name="T7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7">іл</text:span><text:span text:style-name="T15">их чисел </text:span><text:span text:style-name="T17">Z.</text:span></text:p>
      <text:p text:style-name="P12"/>
      <text:p text:style-name="P45"><text:span text:style-name="T146">28) </text:span><text:span text:style-name="T149">Довести, об’єднання </text:span><text:span text:style-name="T88">злічен</text:span><text:span text:style-name="T149">ної сукупності континуальних множин має потужність континуум.</text:span></text:p>
      <text:p text:style-name="P12"/>
      <text:p text:style-name="P24"><text:span text:style-name="T128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30">(а) якщо А = В, то А ~ В;</text:p>
      <text:p text:style-name="P30">(б) якщо А ~ В, то А = В.</text:p>
      <text:p text:style-name="P12"/>
      <text:p text:style-name="P12"><text:soft-page-break/>30) <text:span text:style-name="T89">Довести, що якщо A та B — зліченні, то A</text:span><text:span text:style-name="T92">⨯</text:span><text:span text:style-name="T89">B — зліченн</text:span><text:span text:style-name="T93">а </text:span><text:span text:style-name="T89">множин</text:span><text:span text:style-name="T93">а</text:span><text:span text:style-name="T89">.</text:span></text:p>
      <text:p text:style-name="P12"/>
      <text:p text:style-name="P29"><text:span text:style-name="T68">31) </text:span><text:span text:style-name="T59">Довести, що компози</text:span><text:span text:style-name="T60">ці</text:span><text:span text:style-name="T59">я </text:span><text:span text:style-name="T58">R</text:span><text:span text:style-name="T79">1</text:span><text:span text:style-name="T59">○</text:span><text:span text:style-name="T58">R</text:span><text:span text:style-name="T79">2</text:span><text:span text:style-name="T59"> двох еквівалентностей </text:span><text:span text:style-name="T58">R</text:span><text:span text:style-name="T79">1</text:span><text:span text:style-name="T59"> </text:span><text:span text:style-name="T70">і</text:span><text:span text:style-name="T59"> </text:span><text:span text:style-name="T58">R</text:span><text:span text:style-name="T79">2</text:span><text:span text:style-name="T59"> </text:span><text:span text:style-name="T60">є</text:span><text:span text:style-name="T59"> екв</text:span><text:span text:style-name="T60">і</text:span><text:span text:style-name="T59">валент</text:span><text:span text:style-name="T60">ні</text:span><text:span text:style-name="T59">стю, якщо </text:span><text:span text:style-name="T58">R</text:span><text:span text:style-name="T79">1</text:span><text:span text:style-name="T59">○</text:span><text:span text:style-name="T58">R</text:span><text:span text:style-name="T79">2 </text:span><text:span text:style-name="T61">=</text:span><text:span text:style-name="T59"> </text:span><text:span text:style-name="T58">R</text:span><text:span text:style-name="T79">1</text:span><text:span text:style-name="T59">⋃</text:span><text:span text:style-name="T58">R</text:span><text:span text:style-name="T79">2</text:span><text:span text:style-name="T59">. </text:span><text:span text:style-name="T61">Чи вірне обернене твердження? (Відповідь обґрунтувати).</text:span></text:p>
      <text:p text:style-name="P35"/>
      <text:p text:style-name="P29"><text:span text:style-name="T68">32) </text:span><text:span text:style-name="T61">Довести, що композиція </text:span><text:span text:style-name="T58">R</text:span><text:span text:style-name="T79">1</text:span><text:span text:style-name="T69">○</text:span><text:span text:style-name="T58">R</text:span><text:span text:style-name="T79">2</text:span><text:span text:style-name="T61"> транзитивних відношень </text:span><text:span text:style-name="T58">R</text:span><text:span text:style-name="T79">1</text:span><text:span text:style-name="T59"> </text:span><text:span text:style-name="T70">і</text:span><text:span text:style-name="T59"> </text:span><text:span text:style-name="T58">R</text:span><text:span text:style-name="T79">2</text:span><text:span text:style-name="T59"> </text:span><text:span text:style-name="T60">є</text:span><text:span text:style-name="T61"> транзитивним відношенням, якщо </text:span><text:span text:style-name="T58">R</text:span><text:span text:style-name="T79">1</text:span><text:span text:style-name="T69">○</text:span><text:span text:style-name="T58">R</text:span><text:span text:style-name="T79">2</text:span><text:span text:style-name="T62"> = </text:span><text:span text:style-name="T58">R</text:span><text:span text:style-name="T80">2</text:span><text:span text:style-name="T69">○</text:span><text:span text:style-name="T58">R</text:span><text:span text:style-name="T80">1</text:span><text:span text:style-name="T61">. Чи вірне обернене твердження? (Відповідь обґрунтувати).</text:span></text:p>
      <text:p text:style-name="P35"/>
      <text:p text:style-name="P24"><text:span text:style-name="T44">33) </text:span><text:span text:style-name="T38">Побудувати найменше в</text:span><text:span text:style-name="T42">ід</text:span><text:span text:style-name="T38">ношення еквівалентност</text:span><text:span text:style-name="T42">і</text:span><text:span text:style-name="T38"> </text:span><text:span text:style-name="T42">Q</text:span><text:span text:style-name="T38"> на множи</text:span><text:span text:style-name="T42">ні </text:span><text:span text:style-name="T38">М = {1, 2, 3}, що включа</text:span><text:span text:style-name="T43">є</text:span><text:span text:style-name="T38"> задане в</text:span><text:span text:style-name="T43">ід</text:span><text:span text:style-name="T38">ношення К = {(2, </text:span><text:span text:style-name="T43">1</text:span><text:span text:style-name="T38">), (3, </text:span><text:span text:style-name="T43">2</text:span><text:span text:style-name="T38">)}.</text:span></text:p>
      <text:p text:style-name="P33"/>
      <text:p text:style-name="P28"><text:span text:style-name="T68">34) </text:span><text:span text:style-name="T59">Нехай </text:span><text:span text:style-name="T58">R</text:span><text:span text:style-name="T59"> — транзитивне в</text:span><text:span text:style-name="T63">ід</text:span><text:span text:style-name="T59">ношення на множи</text:span><text:span text:style-name="T63">ні</text:span><text:span text:style-name="T59"> М. Довести, що </text:span><text:span text:style-name="T58">R</text:span><text:span text:style-name="T59"> </text:span><text:span text:style-name="T63">є</text:span><text:span text:style-name="T59"> частковим порядком на </text:span><text:span text:style-name="T63">М</text:span><text:span text:style-name="T59"> тод</text:span><text:span text:style-name="T63">і</text:span><text:span text:style-name="T59"> й </text:span><text:span text:style-name="T63">ті</text:span><text:span text:style-name="T59">льки тод</text:span><text:span text:style-name="T63">і</text:span><text:span text:style-name="T59">, коли </text:span><text:span text:style-name="T63">R</text:span><text:span text:style-name="T54">⋂</text:span><text:span text:style-name="T63">R</text:span><text:span text:style-name="T83">-1 </text:span><text:span text:style-name="T63">= i</text:span><text:span text:style-name="T81">A</text:span><text:span text:style-name="T63">.</text:span></text:p>
      <text:p text:style-name="P36"/>
      <text:p text:style-name="P28"><text:span text:style-name="T68">35) </text:span><text:span text:style-name="T63">Нехай </text:span><text:span text:style-name="T53">≤</text:span><text:span text:style-name="T63"> </text:span><text:span text:style-name="T64">i</text:span><text:span text:style-name="T63"> &lt; — традиц</text:span><text:span text:style-name="T64">ійні</text:span><text:span text:style-name="T63"> в</text:span><text:span text:style-name="T64">ід</text:span><text:span text:style-name="T63">ношення порядку на множи</text:span><text:span text:style-name="T64">ні</text:span><text:span text:style-name="T63"> натуральних чи</text:span><text:span text:style-name="T64">сел N. Довести, що </text:span></text:p>
      <text:p text:style-name="P27"><text:span text:style-name="T57"><text:s/></text:span><text:span text:style-name="T52">≤</text:span><text:span text:style-name="T59">○</text:span><text:span text:style-name="T52">≥ = N</text:span><text:span text:style-name="T84">2</text:span><text:span text:style-name="T52">.</text:span></text:p>
      <text:p text:style-name="P38"/>
      <text:p text:style-name="P38"><text:span text:style-name="T152">36) </text:span>Довести, що будь-яка непорожня скінченна частково впорядкована множина А містить мінімальний і максимальний елементи.</text:p>
      <text:p text:style-name="P43"/>
      <text:p text:style-name="P25"><text:span text:style-name="T118">37) </text:span><text:span text:style-name="T114">Довести, що </text:span><text:span text:style-name="T117">перетин</text:span><text:span text:style-name="T114"> </text:span><text:span text:style-name="T115">f</text:span><text:span text:style-name="T125">1</text:span><text:span text:style-name="T119">⋂</text:span><text:span text:style-name="T115">f</text:span><text:span text:style-name="T125">2</text:span><text:span text:style-name="T114"> двох в</text:span><text:span text:style-name="T115">ідо</text:span><text:span text:style-name="T114">бражень </text:span><text:span text:style-name="T115">f</text:span><text:span text:style-name="T125">1</text:span><text:span text:style-name="T114"> </text:span><text:span text:style-name="T115">і f</text:span><text:span text:style-name="T125">2 <text:s/></text:span><text:span text:style-name="T114">з </text:span><text:span text:style-name="T115">А</text:span><text:span text:style-name="T114"> в В буде в</text:span><text:span text:style-name="T115">ід</text:span><text:span text:style-name="T114">ображенням </text:span><text:span text:style-name="T115">з</text:span><text:span text:style-name="T114"> А </text:span><text:span text:style-name="T116">в </text:span><text:span text:style-name="T114">В тод</text:span><text:span text:style-name="T115">і</text:span><text:span text:style-name="T114"> й т</text:span><text:span text:style-name="T115">іл</text:span><text:span text:style-name="T114">ьки тод</text:span><text:span text:style-name="T115">і</text:span><text:span text:style-name="T114">, коли <text:s/></text:span><text:span text:style-name="T115">f</text:span><text:span text:style-name="T125">1</text:span><text:span text:style-name="T114"> </text:span><text:span text:style-name="T122">=</text:span><text:span text:style-name="T114"> </text:span><text:span text:style-name="T115">f</text:span><text:span text:style-name="T125">2</text:span><text:span text:style-name="T115">.</text:span></text:p>
      <text:p text:style-name="P42"/>
      <text:p text:style-name="P24"><text:span text:style-name="T86">38) </text:span><text:span text:style-name="T85">За яких умов виконуються рівності</text:span><text:span text:style-name="T128">: (а) (А \ В)⋃В = А; </text:span><text:span text:style-name="T135">(</text:span><text:span text:style-name="T136">б</text:span><text:span text:style-name="T135">) A \ B = </text:span><text:span text:style-name="T30">⊘</text:span><text:span text:style-name="T28">?</text:span></text:p>
      <text:p text:style-name="P12"/>
      <text:p text:style-name="P24"><text:span text:style-name="T105">39) </text:span><text:span text:style-name="T99">Довести, </text:span><text:span text:style-name="T89">що скінченні множини еквівалентні тоді і тільки тоді, коли кількість їх елементів співпадає.</text:span></text:p>
      <text:p text:style-name="P47"/>
      <text:p text:style-name="P48"><text:span text:style-name="T98">40) </text:span><text:span text:style-name="T89">Чи можна накреслити на площи</text:span><text:span text:style-name="T108">ні</text:span><text:span text:style-name="T89"> континуальну множину л</text:span><text:span text:style-name="T108">іт</text:span><text:span text:style-name="T89">ер А, жод</text:span><text:span text:style-name="T108">ні </text:span><text:span text:style-name="T89">дв</text:span><text:span text:style-name="T91">і</text:span><text:span text:style-name="T89"> з яких не мають сп</text:span><text:span text:style-name="T97">іл</text:span><text:span text:style-name="T89">ьних точок? </text:span><text:span text:style-name="T94">(Відповідь обґрунтувати).</text:span></text:p>
      <text:p text:style-name="P46"/>
      <text:p text:style-name="P29"><text:span text:style-name="T68">41) </text:span><text:span text:style-name="T65">Якою </text:span><text:span text:style-name="T66">є</text:span><text:span text:style-name="T65"> потуж</text:span><text:span text:style-name="T66">ні</text:span><text:span text:style-name="T65">сть множини усіх в</text:span><text:span text:style-name="T66">ід</text:span><text:span text:style-name="T65">ображень (функ</text:span><text:span text:style-name="T66">цій</text:span><text:span text:style-name="T65">) типу </text:span><text:span text:style-name="T67">R</text:span><text:span text:style-name="T55">→</text:span><text:span text:style-name="T56">N</text:span><text:span text:style-name="T65">? (Відповідь обґрунтувати).</text:span></text:p>
      <text:p text:style-name="P37"/>
      <text:p text:style-name="P51"><text:span text:style-name="T34">42) </text:span><text:span text:style-name="T31">Показати</text:span><text:span text:style-name="T32">, </text:span><text:span text:style-name="T31">що</text:span><text:span text:style-name="T32"> ін'єктивність </text:span><text:span text:style-name="T33">відповідності</text:span><text:span text:style-name="T32"> не є інваріантн</text:span><text:span text:style-name="T33">ою</text:span><text:span text:style-name="T32"> відносно об'єднання.</text:span></text:p>
      <text:p text:style-name="P52"/>
      <text:p text:style-name="P48"><text:span text:style-name="T96">43) </text:span><text:span text:style-name="T94">Довести, що множина вс</text:span><text:span text:style-name="T95">і</text:span><text:span text:style-name="T94">х ск</text:span><text:span text:style-name="T95">ін</text:span><text:span text:style-name="T94">ченних п</text:span><text:span text:style-name="T95">ід</text:span><text:span text:style-name="T94">множин зл</text:span><text:span text:style-name="T107">і</text:span><text:span text:style-name="T94">ченно</text:span><text:span text:style-name="T95">ї</text:span><text:span text:style-name="T94"> множини — зл</text:span><text:span text:style-name="T95">і</text:span><text:span text:style-name="T94">ченна.</text:span></text:p>
      <text:p text:style-name="P13"/>
      <text:p text:style-name="P26"><text:span text:style-name="T14">44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6">ід</text:span><text:span text:style-name="T10">овностей натуральних чисел ма</text:span><text:span text:style-name="T12">є</text:span><text:span text:style-name="T10"> потуж</text:span><text:span text:style-name="T36">ні</text:span><text:span text:style-name="T10">сть континуум.</text:span></text:p>
      <text:p text:style-name="P31"/>
      <text:p text:style-name="P26"><text:span text:style-name="T105">45) </text:span><text:span text:style-name="T101">Число, яке не </text:span><text:span text:style-name="T102">є</text:span><text:span text:style-name="T101"> коренем жодного многочлена з ра</text:span><text:span text:style-name="T102">ці</text:span><text:span text:style-name="T101">ональними коеф</text:span><text:span text:style-name="T109">іці</text:span><text:span text:style-name="T110">є</text:span><text:span text:style-name="T101">нтами, назива</text:span><text:span text:style-name="T102">є</text:span><text:span text:style-name="T101">ться трансцендентним. </text:span><text:span text:style-name="T102">Довести, що м</text:span><text:span text:style-name="T101">ножина в</text:span><text:span text:style-name="T102">сі</text:span><text:span text:style-name="T101">х трансцендентних чисел континуальна.</text:span></text:p>
      <text:p text:style-name="P39"/>
      <text:p text:style-name="P26"><text:span text:style-name="T105">46) </text:span><text:span text:style-name="T101">Побудувати взаємно-однозначну відповідність між точками довільн</text:span><text:span text:style-name="T111">их двох</text:span><text:span text:style-name="T101"> відрізк</text:span><text:span text:style-name="T103">ів</text:span><text:span text:style-name="T101"> </text:span><text:span text:style-name="T100">[</text:span><text:span text:style-name="T101">а, </text:span><text:span text:style-name="T100">b] </text:span><text:span text:style-name="T101">i </text:span><text:span text:style-name="T100">[</text:span><text:span text:style-name="T103">c</text:span><text:span text:style-name="T101">, </text:span><text:span text:style-name="T103">d</text:span><text:span text:style-name="T100">].</text:span></text:p>
      <text:p text:style-name="P40"/>
      <text:p text:style-name="P48"><text:span text:style-name="T98">47) </text:span><text:span text:style-name="T90">Довести, що м</text:span><text:span text:style-name="T89">ножина в</text:span><text:span text:style-name="T90">сі</text:span><text:span text:style-name="T89">х п</text:span><text:span text:style-name="T90">ід</text:span><text:span text:style-name="T89">множин зл</text:span><text:span text:style-name="T90">і</text:span><text:span text:style-name="T89">ченно</text:span><text:span text:style-name="T90">ї</text:span><text:span text:style-name="T89"> множини А ма</text:span><text:span text:style-name="T90">є </text:span><text:span text:style-name="T89">потуж</text:span><text:span text:style-name="T90">ні</text:span><text:span text:style-name="T89">сть континуум.</text:span></text:p>
      <text:p text:style-name="P32"/>
      <text:p text:style-name="P26"><text:span text:style-name="T105">48) </text:span><text:span text:style-name="T101">Встановити вза</text:span><text:span text:style-name="T100">є</text:span><text:span text:style-name="T101">мно-однозначну в</text:span><text:span text:style-name="T100">ід</text:span><text:span text:style-name="T101">пов</text:span><text:span text:style-name="T100">ід</text:span><text:span text:style-name="T112">ні</text:span><text:span text:style-name="T101">сть </text:span><text:span text:style-name="T112">мі</text:span><text:span text:style-name="T101">ж точками квадрата </text:span><text:span text:style-name="T100">[</text:span><text:span text:style-name="T101">а, </text:span><text:span text:style-name="T100">b]</text:span><text:span text:style-name="T106">⨯</text:span><text:span text:style-name="T100">[</text:span><text:span text:style-name="T101">а, </text:span><text:span text:style-name="T100">b]</text:span><text:span text:style-name="T101"> та площини.</text:span></text:p>
      <text:p text:style-name="P39"/>
      <text:p text:style-name="P26"><text:span text:style-name="T105">49) </text:span><text:span text:style-name="T100">Довести, що для дов</text:span><text:span text:style-name="T104">іл</text:span><text:span text:style-name="T100">ьних в</text:span><text:span text:style-name="T104">ід</text:span><text:span text:style-name="T100">ношень </text:span><text:span text:style-name="T111">R</text:span><text:span text:style-name="T123">1</text:span><text:span text:style-name="T120"> </text:span><text:span text:style-name="T121">і </text:span><text:span text:style-name="T111">R</text:span><text:span text:style-name="T123">2</text:span><text:span text:style-name="T100"> викону</text:span><text:span text:style-name="T104">є</text:span><text:span text:style-name="T100">ться <text:s/>(</text:span><text:span text:style-name="T111">R</text:span><text:span text:style-name="T123">1</text:span><text:span text:style-name="T120">○</text:span><text:span text:style-name="T111">R</text:span><text:span text:style-name="T123">2</text:span><text:span text:style-name="T104">)</text:span><text:span text:style-name="T127">-1</text:span><text:span text:style-name="T104"> </text:span><text:span text:style-name="T100">= </text:span><text:span text:style-name="T111">R</text:span><text:span text:style-name="T124">2</text:span><text:span text:style-name="T126">-1</text:span><text:span text:style-name="T120">○</text:span><text:span text:style-name="T111">R</text:span><text:span text:style-name="T124">1</text:span><text:span text:style-name="T126">-1</text:span><text:span text:style-name="T113">.</text:span></text:p>
      <text:p text:style-name="P41"/>
      <text:p text:style-name="P26"><text:soft-page-break/><text:span text:style-name="T44">50) </text:span><text:span text:style-name="T38">Довести, що об’</text:span><text:span text:style-name="T42">є</text:span><text:span text:style-name="T38">днання </text:span><text:span text:style-name="T37">R</text:span><text:span text:style-name="T75">1</text:span><text:span text:style-name="T38">⋃</text:span><text:span text:style-name="T37">R</text:span><text:span text:style-name="T75">2</text:span><text:span text:style-name="T38"> двох еквівалентностей </text:span><text:span text:style-name="T37">R</text:span><text:span text:style-name="T75">1</text:span><text:span text:style-name="T38"> </text:span><text:span text:style-name="T50">і</text:span><text:span text:style-name="T38"> </text:span><text:span text:style-name="T37">R</text:span><text:span text:style-name="T75">2</text:span><text:span text:style-name="T38"> </text:span><text:span text:style-name="T41">є</text:span><text:span text:style-name="T38"> екв</text:span><text:span text:style-name="T41">і</text:span><text:span text:style-name="T38">валентн</text:span><text:span text:style-name="T41">і</text:span><text:span text:style-name="T38">стю тод</text:span><text:span text:style-name="T41">і</text:span><text:span text:style-name="T38"> й т</text:span><text:span text:style-name="T41">іл</text:span><text:span text:style-name="T38">ьки т</text:span><text:span text:style-name="T41">о</text:span><text:span text:style-name="T38">д</text:span><text:span text:style-name="T41">і</text:span><text:span text:style-name="T38">, коли </text:span><text:span text:style-name="T37">R</text:span><text:span text:style-name="T75">1</text:span><text:span text:style-name="T38">⋃</text:span><text:span text:style-name="T37">R</text:span><text:span text:style-name="T75">2</text:span><text:span text:style-name="T38"> = </text:span><text:span text:style-name="T37">R</text:span><text:span text:style-name="T75">1</text:span><text:span text:style-name="T38">○</text:span><text:span text:style-name="T37">R</text:span><text:span text:style-name="T75">2</text:span><text:span text:style-name="T38">.</text:span></text:p>
      <text:p text:style-name="P34"/>
      <text:p text:style-name="P26"><text:span text:style-name="T44">51) </text:span><text:span text:style-name="T38">Довести, що для дов</text:span><text:span text:style-name="T41">іл</text:span><text:span text:style-name="T38">ьного в</text:span><text:span text:style-name="T41">ід</text:span><text:span text:style-name="T38">ношення екв</text:span><text:span text:style-name="T41">і</text:span><text:span text:style-name="T38">валентнос</text:span><text:span text:style-name="T41">ті </text:span><text:span text:style-name="T37">R</text:span><text:span text:style-name="T38"> викону</text:span><text:span text:style-name="T41">є</text:span><text:span text:style-name="T38">ться р</text:span><text:span text:style-name="T41">і</text:span><text:span text:style-name="T38">вн</text:span><text:span text:style-name="T41">і</text:span><text:span text:style-name="T38">сть </text:span><text:span text:style-name="T37">R</text:span><text:span text:style-name="T48">○</text:span><text:span text:style-name="T37">R</text:span><text:span text:style-name="T38"> = </text:span><text:span text:style-name="T37">R</text:span><text:span text:style-name="T38">.</text:span></text:p>
      <text:p text:style-name="P34"/>
      <text:p text:style-name="P50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30T14:56:20.080029318</dc:date>
    <meta:editing-cycles>33</meta:editing-cycles>
    <meta:editing-duration>PT10H18M58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6" meta:character-count="6464" meta:non-whitespace-character-count="5402"/>
  </office:meta>
</office:document-meta>
</file>